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4" style:family="paragraph" style:parent-style-name="Preformatted_20_Text" style:list-style-name="L4"/>
    <style:style style:name="P45"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6" style:family="paragraph" style:parent-style-name="Preformatted_20_Text" style:list-style-name="L4">
      <style:paragraph-properties fo:line-height="110%"/>
      <style:text-properties fo:font-size="12pt" style:font-size-asian="12pt" style:font-size-complex="12pt"/>
    </style:style>
    <style:style style:name="P47" style:family="paragraph" style:parent-style-name="Preformatted_20_Text" style:list-style-name="L4">
      <style:text-properties fo:font-size="12pt" style:font-size-asian="12pt" style:font-size-complex="12pt"/>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text:soft-page-break/>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4"><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describes that a control path exists in a thread pool and is not a prefix of any other control path in the thread pool.</text:p>
      <text:p text:style-name="P24"><text:tab/>The concurrent step predicate means that a thread pool takes a nondeterministic step in evaluation. <text:s/>The Seq_Step_Down rule assert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asserts that a thread pool may step to the <text:soft-page-break/>same thread pool updated with an existing leaf path extended with a Seq control label mapping to a new state. <text:s/>The existing path leads to a state with a Let expression, where the Let binding variable is that of the Seq control label, and the state sequentially steps to the new state of the thread pool, with the continuation unchanged. <text:s text:c="2"/>The Seq_Step_Up rule assert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assert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text:soft-page-break/></text:p>
      <text:p text:style-name="P24"/>
      <text:p text:style-name="P23">Dynamic Communication Topology Classification</text:p>
      <text:p text:style-name="P24"><text:tab/>The dynamic communication topology classification classifies channels based on the number of of processes that compete to synchronize on different events on channels. <text:s/>The is_send_path predicate means that a specified control path leads to a synchronization on a send event on a specified channel in a specified thread pool. <text:s/>The is_recv_path predicate means that a specified control path leads to a synchronization on a receive event on a specified channel in a specified thread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hread pool, by saying that all send paths to the channel in the thread pool are equal. <text:s/>The one_to_one predicate mean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asserts that for a specified thread pool and channel, all send paths are ordered. <text:s/>The fan_in predicate mean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text:soft-page-break/>Let_Send_Evt, Let_Recv_Evt, Let_Pair, Let_Left, Let_Right are similar. <text:s/>The Let_Abs rule assert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text:soft-page-break/>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4"/>
      <text:p text:style-name="P23">Static Traceability</text:p>
      <text:p text:style-name="P24"><text:tab/>The notion of traceability in the dynamics semantics is implicit from the existence of a control path mapping to a state in a thread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4"/>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text:soft-page-break/>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4"/>
      <text:p text:style-name="P23">Sound Communication Topology Classification Analysis</text:p>
      <text:p text:style-name="P24"><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hread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are similar.</text:p>
      <text:p text:style-name="P24"/>
      <text:p text:style-name="P10">Informal Reasoning</text:p>
      <text:p text:style-name="P10">Formal Reasoning</text:p>
      <text:p text:style-name="P23">References</text:p>
      <text:list xml:id="list7565757282078362853" text:style-name="L4">
        <text:list-item>
          <text:p text:style-name="P45">Donnelly, K. and Fluet, M. Transactional events. ACM SIGPLAN Notices 2006, 41(9), pp.124-135.</text:p>
        </text:list-item>
        <text:list-item>
          <text:p text:style-name="P46">Flanagan C., Sabry A., Duba B.F., Felleisen M. The Essence of Compiling with Continuations. In ACM SIGPLAN Notices; 1993 Aug 1 (Vol. 28, No. 6, pp. 237-247). ACM.</text:p>
        </text:list-item>
        <text:list-item>
          <text:p text:style-name="P45">Fluet, M. A type-and control-flow analysis for System F. In Symposium on Implementation and Application of Functional Languages (pp. 122-139). 2012 August. Springer, Berlin, Heidelberg.</text:p>
        </text:list-item>
        <text:list-item>
          <text:p text:style-name="P46">Matichuk D., Murray T., Wenzel M. Eisbach: A Proof Method Language for Isabelle. Journal of Automated Reasoning. 2016 Mar 1;56(3):261-82.</text:p>
        </text:list-item>
        <text:list-item>
          <text:p text:style-name="P46">Nielson F., Nielson H.R., Hankin C. Principles of program analysis. Springer; 2015 Feb 27.</text:p>
        </text:list-item>
        <text:list-item>
          <text:p text:style-name="P46">Nipkow T, Klein G. Concrete Semantics: With Isabelle/HOL. Springer; 2014 Dec 3.</text:p>
        </text:list-item>
        <text:list-item>
          <text:p text:style-name="P46">Paulson L.C., Nipkow T. Isabelle Tutorial and User’s Manual. University of Cambridge, <text:soft-page-break/>Computer Laboratory; 1990.</text:p>
        </text:list-item>
        <text:list-item>
          <text:p text:style-name="P46">Reppy, J.H. Concurrent Programming in ML. Cambridge University Press; 2007 Sep 14.</text:p>
        </text:list-item>
        <text:list-item>
          <text:p text:style-name="P45">Reppy, J. H. CML: A Higher-Order Concurrent Language. In PLDI’91, New York, NY, June 1991. ACM, pp. 293–305. </text:p>
        </text:list-item>
        <text:list-item>
          <text:p text:style-name="P45">Reppy, J., Russo, C.V. and Xiao, Y. Parallel concurrent ML. In ACM SIGPLAN Notices 2009 August (Vol. 44, No. 9, pp. 257-268). ACM.</text:p>
        </text:list-item>
        <text:list-item>
          <text:p text:style-name="P46">Reppy J, Xiao Y. Specialization of CML message-passing primitives. In ACM SIGPLAN Notices 2007 Jan 17 (Vol. 42, No. 1, pp. 315-326). ACM.</text:p>
        </text:list-item>
        <text:list-item>
          <text:p text:style-name="P46">Reppy, J. Type-sensitive control-flow analysis. In ML ’06, New York, NY, September 2006. ACM, pp. 74–83. </text:p>
        </text:list-item>
        <text:list-item>
          <text:p text:style-name="P47">Shivers, O. Control-flow analysis of higher-order languages. PhD dissertation, Carnegie Mellon University, 1991.</text:p>
        </text:list-item>
        <text:list-item>
          <text:p text:style-name="P47">Wenzel M. The Isabelle/Isar Reference Manual.</text:p>
        </text:list-item>
        <text:list-item>
          <text:p text:style-name="P47">Wenzel M, Haftmann F, Paulson L. The Isabelle/Isar Implementation.</text:p>
        </text:list-item>
        <text:list-item>
          <text:p text:style-name="P47">Xiao, Y. Toward optimization of Concurrent ML. Master’s dissertation, University of Chicago, December 2005. </text:p>
        </text:list-item>
        <text:list-item>
          <text:p text:style-name="P44"><text:a xlink:type="simple" xlink:href="http://isabelle.in.tum.de/" text:style-name="Internet_20_link" text:visited-style-name="Visited_20_Internet_20_Link"><text:span text:style-name="T19">http://isabelle.in.tum.de/</text:span></text:a></text:p>
        </text:list-item>
        <text:list-item>
          <text:p text:style-name="P47">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4:50:30</dc:date>
    <dc:creator>Thomas Logan</dc:creator>
    <meta:generator>OpenOffice/4.1.5$Unix OpenOffice.org_project/415m1$Build-9789</meta:generator>
    <meta:editing-duration>P36DT11H29M32S</meta:editing-duration>
    <meta:editing-cycles>633</meta:editing-cycles>
    <meta:document-statistic meta:table-count="0" meta:image-count="0" meta:object-count="0" meta:page-count="25" meta:paragraph-count="276" meta:word-count="11023" meta:character-count="67893"/>
  </office:meta>
</office:document-meta>
</file>